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ISODD(ROW()))" style:apply-style-name="Default" style:base-cell-address="Sheet1.A4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map style:condition="is-true-formula(ISODD(ROW()))" style:apply-style-name="Default" style:base-cell-address="Sheet1.A4"/>
    </style:style>
    <style:style style:name="ce3" style:family="table-cell" style:parent-style-name="Default">
      <style:map style:condition="is-true-formula(ISODD(ROW()))" style:apply-style-name="Default" style:base-cell-address="Sheet1.A4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map style:condition="is-true-formula(ISODD(ROW()))" style:apply-style-name="Default" style:base-cell-address="Sheet1.A4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9" style:family="table-cell" style:parent-style-name="Default">
      <style:table-cell-properties fo:background-color="transparent" fo:border="none"/>
      <style:map style:condition="is-true-formula(ISODD(ROW()))" style:apply-style-name="Default" style:base-cell-address="Sheet1.A4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0.06pt solid #000000"/>
      <style:map style:condition="is-true-formula(ISODD(ROW()))" style:apply-style-name="Default" style:base-cell-address="Sheet1.A4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number-columns-repeated="3" table:default-cell-style-name="ce8"/>
        <table:table-column table:style-name="co2" table:default-cell-style-name="ce10"/>
        <table:table-column table:style-name="co2" table:number-columns-repeated="3" table:default-cell-style-name="ce8"/>
        <table:table-column table:style-name="co2" table:default-cell-style-name="ce10"/>
        <table:table-column table:style-name="co2" table:number-columns-repeated="3" table:default-cell-style-name="ce8"/>
        <table:table-column table:style-name="co2" table:default-cell-style-name="ce10"/>
        <table:table-column table:style-name="co2" table:number-columns-repeated="3" table:default-cell-style-name="ce8"/>
        <table:table-column table:style-name="co2" table:default-cell-style-name="ce10"/>
        <table:table-column table:style-name="co2" table:number-columns-repeated="3" table:default-cell-style-name="ce8"/>
        <table:table-row table:style-name="ro1">
          <table:table-cell table:style-name="Default" table:number-columns-repeated="2"/>
          <table:table-cell table:style-name="ce6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Default"/>
          <table:table-cell table:style-name="Default"/>
          <table:table-cell table:style-name="ce6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Default"/>
          <table:table-cell table:style-name="Default"/>
          <table:table-cell table:style-name="ce6" office:value-type="float" office:value="2000" calcext:value-type="float" table:number-columns-spanned="3" table:number-rows-spanned="1">
            <text:p>2000</text:p>
          </table:table-cell>
          <table:covered-table-cell table:number-columns-repeated="2" table:style-name="Default"/>
          <table:table-cell table:style-name="Default"/>
          <table:table-cell table:style-name="ce6" office:value-type="float" office:value="5000" calcext:value-type="float" table:number-columns-spanned="3" table:number-rows-spanned="1">
            <text:p>5000</text:p>
          </table:table-cell>
          <table:covered-table-cell table:number-columns-repeated="2" table:style-name="Default"/>
          <table:table-cell table:style-name="Default"/>
          <table:table-cell table:style-name="ce6" office:value-type="string" calcext:value-type="string" table:number-columns-spanned="3" table:number-rows-spanned="1">
            <text:p>10 000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21"/>
        </table:table-row>
        <table:table-row table:style-name="ro2">
          <table:table-cell table:style-name="Default" table:number-columns-repeated="2"/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3">
          <table:table-cell table:style-name="ce1" office:value-type="string" calcext:value-type="string">
            <text:p>bb.bba</text:p>
          </table:table-cell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b.gbes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bb.gbestgc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b.lb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b.lbestgc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b.sps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bb.v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b.vngc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ba.gbes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ba.gbestgc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ba.lbes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ba.lbestg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ba.sps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bba.v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bba.vngc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gbest.gbestg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best.lb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best.lbestg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best.sps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gbest.vn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best.vngc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bestgc.lbest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bestgc.lbestg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bestgc.sps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gbestgc.v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bestgc.vngc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best.lbestg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best.sps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lbest.v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best.vng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lbestgc.sps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lbestgc.v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lbestgc.vng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spso.v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so.vngc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1" office:value-type="string" calcext:value-type="string">
            <text:p>vn.vngc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style-name="ce7" office:value-type="float" office:value="3" calcext:value-type="float">
            <text:p>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 table:number-rows-repeated="5">
          <table:table-cell table:style-name="Default" table:number-columns-repeated="21"/>
        </table:table-row>
        <table:table-row table:style-name="ro1">
          <table:table-cell table:style-name="Default"/>
          <table:table-cell table:style-name="ce5"/>
          <table:table-cell table:style-name="Default" table:number-columns-repeated="19"/>
        </table:table-row>
        <calcext:conditional-formats>
          <calcext:conditional-format calcext:target-range-address="Sheet1.R4:Sheet1.R39 Sheet1.A4:Sheet1.B39 Sheet1.F4:Sheet1.F39 Sheet1.J4:Sheet1.J39 Sheet1.N4:Sheet1.N39">
            <calcext:condition calcext:apply-style-name="Default" calcext:value="formula-is(ISODD(ROW()))" calcext:base-cell-address="Sheet1.A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9cm" fo:page-height="21.999cm" style:num-format="1" style:print-orientation="landscape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00/00/00</text:date>, <text:time style:data-style-name="N2" text:time-value="0000-00-00T00:00:03.720883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lippie Bosman</meta:initial-creator>
    <meta:creation-date>2014-11-05T15:33:11.479617908</meta:creation-date>
    <meta:generator>LibreOffice/4.1.3.2$Linux_X86_64 LibreOffice_project/410m0$Build-2</meta:generator>
    <dc:date>2014-11-13T12:41:18.124308892</dc:date>
    <dc:creator>Phlippie Bosman</dc:creator>
    <meta:editing-duration>PT2H59S</meta:editing-duration>
    <meta:editing-cycles>5</meta:editing-cycles>
    <meta:document-statistic meta:table-count="1" meta:cell-count="596" meta:object-count="0"/>
  </office:meta>
</office:document-meta>
</file>